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Preformatted_20_Text">
      <style:paragraph-properties fo:margin-top="0cm" fo:margin-bottom="0.499cm" style:contextual-spacing="false" fo:padding="0cm" fo:border="non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style style:name="P15" style:family="paragraph" style:parent-style-name="Text_20_body" style:list-style-name="L10">
      <style:paragraph-properties fo:margin-top="0cm" fo:margin-bottom="0cm" style:contextual-spacing="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layout">
        <text:section text:style-name="Sect1" text:name="test-editormd">
          <text:p text:style-name="Standard"/>
        </text:section>
      </text:section>
      <text:section text:style-name="Sect1" text:name="audio-container">
        <text:p text:style-name="Text_20_body"/>
      </text:section>
      <text:h text:style-name="Heading_20_1" text:outline-level="1">GridSearchCV: Hyperparameter Tuning in Machine Learning</text:h>
      <text:h text:style-name="Heading_20_4" text:outline-level="4">Estimated Time: 15 minutes</text:h>
      <text:h text:style-name="Heading_20_2" text:outline-level="2">Objectives</text:h>
      <text:p text:style-name="Text_20_body">At the end of this reading, you will be able to:</text:p>
      <text:list xml:id="list879409956" text:style-name="L2">
        <text:list-item>
          <text:p text:style-name="P4">Explain the concept of GridSearchCV</text:p>
        </text:list-item>
        <text:list-item>
          <text:p text:style-name="P4">Identify scenarios where GridSearchCV can be useful</text:p>
        </text:list-item>
        <text:list-item>
          <text:p text:style-name="P3">Use GridSearchCV to perform hyperparameter tuning for machine learning models</text:p>
        </text:list-item>
      </text:list>
      <text:h text:style-name="Heading_20_2" text:outline-level="2">Introduction to GridSearchCV</text:h>
      <text:p text:style-name="Text_20_body">GridSearchCV in Scikit-Learn is a vital tool for hyperparameter tuning, performing an exhaustive search over specified parameter values for an estimator. It systematically evaluates each combination using cross-validation to identify the optimal settings that maximize model performance based on a scoring metric like accuracy or F1-score. Hyperparameter tuning is crucial as it significantly impacts model performance, preventing underfitting or overfitting. GridSearchCV automates this process, ensuring robust generalization on unseen data. It helps data scientists efficiently find the best hyperparameters, saving time and resources while optimizing model performance, making it an essential tool in the machine learning pipeline.</text:p>
      <text:h text:style-name="Heading_20_2" text:outline-level="2">Parameters of GridSearchCV</text:h>
      <text:p text:style-name="Text_20_body">GridSearchCV has several important parameters:</text:p>
      <text:p text:style-name="Text_20_body"><text:span text:style-name="Strong_20_Emphasis">Estimator:</text:span> The model or pipeline to be optimized. This can be any Scikit-Learn estimator like <text:span text:style-name="Source_20_Text">LogisticRegression()</text:span>,<text:span text:style-name="Source_20_Text">SVC()</text:span>, <text:span text:style-name="Source_20_Text">RandomForestClassifier()</text:span>, etc.</text:p>
      <text:p text:style-name="Text_20_body"><text:span text:style-name="Strong_20_Emphasis">param_grid:</text:span> A dictionary or list of dictionaries with parameter names (as strings) as keys and lists of parameter settings to try as values. Using <text:span text:style-name="Source_20_Text">param_grid</text:span>, you can specify the hyperparameters for various models to find the optimal combination.</text:p>
      <text:p text:style-name="Text_20_body">Examples of various models hyperparameters for the <text:span text:style-name="Source_20_Text">param_grid</text:span> parameter.</text:p>
      <text:list xml:id="list175869922" text:style-name="L3">
        <text:list-item>
          <text:p text:style-name="P5"><text:span text:style-name="Strong_20_Emphasis">Logistic Regression:</text:span> When tuning a logistic regression model, GridSearchCV can search through different values of <text:span text:style-name="Source_20_Text">C</text:span>, <text:span text:style-name="Source_20_Text">penalty</text:span>, and <text:span text:style-name="Source_20_Text">solver</text:span> to find the best parameters.</text:p>
        </text:list-item>
      </text:list>
      <text:p text:style-name="P1">123<text:span text:style-name="Source_20_Text">parameters = {'C': [0.01, 0.1, 1], <text:s text:c="13"/>'penalty': ['l2'], <text:s text:c="13"/>'solver': ['lbfgs']</text:span></text:p>
      <text:p text:style-name="Text_20_body"><text:soft-page-break/><text:span text:style-name="Source_20_Text">C</text:span>: Inverse of regularization strength; smaller values specify stronger regularization.<text:line-break/><text:span text:style-name="Source_20_Text">penalty</text:span>: Specifies the norm of the penalty; <text:span text:style-name="Source_20_Text">'l2'</text:span> is ridge regression.<text:line-break/><text:span text:style-name="Source_20_Text">solver</text:span>: Algorithm to use in the optimization problem.</text:p>
      <text:list xml:id="list798183751" text:style-name="L4">
        <text:list-item>
          <text:p text:style-name="P6"><text:span text:style-name="Strong_20_Emphasis">Support Vector Machine:</text:span> For SVM, GridSearchCV can explore different <text:span text:style-name="Source_20_Text">kernels</text:span>, <text:span text:style-name="Source_20_Text">C values</text:span>, and <text:span text:style-name="Source_20_Text">gamma</text:span> settings to optimize the model.</text:p>
        </text:list-item>
      </text:list>
      <text:p text:style-name="P1">123<text:span text:style-name="Source_20_Text">parameters = {'kernel': ['linear', 'rbf', 'poly', 'sigmoid'], <text:s text:c="13"/>'C': np.logspace(-3, 3, 5), <text:s text:c="13"/>'gamma': np.logspace(-3, 3, 5)}</text:span></text:p>
      <text:p text:style-name="Text_20_body"><text:span text:style-name="Source_20_Text">kernel</text:span>: Specifies the kernel type to be used in the algorithm.<text:line-break/><text:span text:style-name="Source_20_Text">C</text:span>: Regularization parameter.<text:line-break/><text:span text:style-name="Source_20_Text">gamma</text:span>: Kernel coefficient.</text:p>
      <text:list xml:id="list157674133" text:style-name="L5">
        <text:list-item>
          <text:p text:style-name="P7"><text:span text:style-name="Strong_20_Emphasis">Decision Tree Classifier:</text:span> In the case of a decision tree, GridSearchCV can test various criteria, splitters, depths, and other parameters to find the best configuration.</text:p>
        </text:list-item>
      </text:list>
      <text:p text:style-name="P1">123456<text:span text:style-name="Source_20_Text">parameters = {'criterion': ['gini', 'entropy'], <text:s text:c="13"/>'splitter': ['best', 'random'], <text:s text:c="13"/>'max_depth': [2*n for n in range(1, 10)], <text:s text:c="13"/>'max_features': ['auto', 'sqrt'], <text:s text:c="13"/>'min_samples_leaf': [1, 2, 4], <text:s text:c="13"/>'min_samples_split': [2, 5, 10]}</text:span></text:p>
      <text:p text:style-name="Text_20_body"><text:span text:style-name="Source_20_Text">criterion</text:span>: The function to measure the quality of a split.<text:line-break/><text:span text:style-name="Source_20_Text">splitter</text:span>: The strategy used to choose the split at each node.<text:line-break/><text:span text:style-name="Source_20_Text">max_depth</text:span>: The maximum depth of the tree.<text:line-break/><text:span text:style-name="Source_20_Text">max_features</text:span>: The number of features to consider when looking for the best split.<text:line-break/><text:span text:style-name="Source_20_Text">min_samples_leaf</text:span>: The minimum number of samples required to be at a leaf node.<text:line-break/><text:span text:style-name="Source_20_Text">min_samples_split</text:span>: The minimum number of samples required to split an internal node.</text:p>
      <text:list xml:id="list2320482525" text:style-name="L6">
        <text:list-item>
          <text:p text:style-name="P8"><text:span text:style-name="Strong_20_Emphasis">K-Nearest Neighbors:</text:span> For KNN, GridSearchCV can try different numbers of neighbors, algorithms, and power parameters to determine the best model.</text:p>
        </text:list-item>
      </text:list>
      <text:p text:style-name="P1">123<text:span text:style-name="Source_20_Text">parameters = {'n_neighbors': [1, 2, 3, 4, 5, 6, 7, 8, 9, 10], <text:s text:c="13"/>'algorithm': ['auto', 'ball_tree', 'kd_tree', 'brute'], <text:s text:c="13"/>'p': [1, 2]}</text:span></text:p>
      <text:p text:style-name="Text_20_body"><text:span text:style-name="Source_20_Text">n_neighbors</text:span>: Number of neighbors to use.<text:line-break/><text:span text:style-name="Source_20_Text">algorithm</text:span>: Algorithm used to compute the nearest neighbors.<text:line-break/><text:span text:style-name="Source_20_Text">p</text:span>: Power parameter for the Minkowski metric.</text:p>
      <text:p text:style-name="Text_20_body"><text:span text:style-name="Strong_20_Emphasis">scoring:</text:span> A single string or callable to evaluate the predictions on the test set. Common options include <text:span text:style-name="Source_20_Text">accuracy</text:span>, <text:span text:style-name="Source_20_Text">f1</text:span>, <text:span text:style-name="Source_20_Text">roc_auc</text:span>, etc. If none, the estimator's default scorer is used.</text:p>
      <text:p text:style-name="Text_20_body"><text:span text:style-name="Strong_20_Emphasis">n_jobs:</text:span> The number of jobs to run in parallel. <text:span text:style-name="Source_20_Text">-1</text:span> means using all processors.</text:p>
      <text:p text:style-name="Text_20_body"><text:span text:style-name="Strong_20_Emphasis">pre_dispatch:</text:span> Controls the number of jobs that get dispatched during parallel execution. It can be an integer or expressions like <text:span text:style-name="Source_20_Text">2n_jobs</text:span>, <text:span text:style-name="Source_20_Text">3n_jobs</text:span>, etc., to limit the number of jobs dispatched at once.</text:p>
      <text:p text:style-name="Text_20_body"><text:span text:style-name="Strong_20_Emphasis">refit:</text:span> If <text:span text:style-name="Source_20_Text">True</text:span>, refits the best estimator with the entire dataset. The best estimator is stored in the best_estimator_ attribute. Default is <text:span text:style-name="Source_20_Text">True</text:span>.</text:p>
      <text:p text:style-name="Text_20_body"><text:soft-page-break/><text:span text:style-name="Strong_20_Emphasis">cv:</text:span> Determines the cross-validation splitting strategy. It can be an integer to specify the number of folds, a cross-validation generator, or an iterable. Default is <text:span text:style-name="Source_20_Text">5-fold cross-validation</text:span>.</text:p>
      <text:p text:style-name="Text_20_body"><text:span text:style-name="Strong_20_Emphasis">verbose:</text:span> Controls the verbosity level. Higher values indicate more messages. <text:span text:style-name="Source_20_Text">verbose=0</text:span> is silent, <text:span text:style-name="Source_20_Text">verbose=1</text:span> shows some messages, and <text:span text:style-name="Source_20_Text">verbose=2</text:span> shows more messages.</text:p>
      <text:p text:style-name="Text_20_body"><text:span text:style-name="Strong_20_Emphasis">return_train_score:</text:span> If <text:span text:style-name="Source_20_Text">False</text:span>, the <text:span text:style-name="Source_20_Text">cv_results_ attribute</text:span> will not include training scores. Default is <text:span text:style-name="Source_20_Text">False</text:span>.</text:p>
      <text:p text:style-name="Text_20_body"><text:span text:style-name="Strong_20_Emphasis">error_score:</text:span> Value to assign to the score if an error occurs in estimator fitting. <text:span text:style-name="Source_20_Text">np.nan</text:span> is the default, but it can be set to a specific value.</text:p>
      <text:h text:style-name="Heading_20_2" text:outline-level="2">Applications and Advantages of GridSearchCV</text:h>
      <text:list xml:id="list86682887" text:style-name="L7">
        <text:list-item>
          <text:p text:style-name="P9"><text:span text:style-name="Strong_20_Emphasis">Model Selection:</text:span> GridSearchCV enables the comparison of multiple models and facilitates the selection of the best-performing one for a given data set.</text:p>
        </text:list-item>
        <text:list-item>
          <text:p text:style-name="P9"><text:span text:style-name="Strong_20_Emphasis">Hyperparameter Tuning:</text:span> It automates the process of finding the optimal hyperparameters, which can significantly improve the performance of machine learning models.</text:p>
        </text:list-item>
        <text:list-item>
          <text:p text:style-name="P9"><text:span text:style-name="Strong_20_Emphasis">Pipeline Optimization:</text:span> GridSearchCV can be applied to complex pipelines involving multiple preprocessing steps and models to optimize the entire workflow.</text:p>
        </text:list-item>
        <text:list-item>
          <text:p text:style-name="P9"><text:span text:style-name="Strong_20_Emphasis">Cross-Validation:</text:span> It incorporates cross-validation in the parameter search process, ensuring that the model's performance is robust and not overfitted to a particular train-test split.</text:p>
        </text:list-item>
        <text:list-item>
          <text:p text:style-name="P9"><text:span text:style-name="Strong_20_Emphasis">Exhaustive Search:</text:span> GridSearchCV performs an exhaustive search over the specified parameter grid, ensuring that the best combination of parameters is found.</text:p>
        </text:list-item>
        <text:list-item>
          <text:p text:style-name="P9"><text:span text:style-name="Strong_20_Emphasis">Parallel Execution:</text:span> With the n_jobs parameter, it can leverage multiple processors to speed up the search process.</text:p>
        </text:list-item>
        <text:list-item>
          <text:p text:style-name="P9"><text:span text:style-name="Strong_20_Emphasis">Automatic Refit:</text:span> By setting <text:span text:style-name="Source_20_Text">refit=True</text:span>, GridSearchCV automatically refits the model with the best parameters on the entire data set, making it ready for use.</text:p>
        </text:list-item>
        <text:list-item>
          <text:p text:style-name="P9"><text:span text:style-name="Strong_20_Emphasis">Detailed Output:</text:span> The cv_results_ attribute provides detailed information about the performance of each parameter combination, including training and validation scores, which helps in understanding the model's behavior.</text:p>
        </text:list-item>
      </text:list>
      <text:h text:style-name="Heading_20_2" text:outline-level="2">Practical Example</text:h>
      <text:p text:style-name="Text_20_body">Let us demonstrate the use of <text:span text:style-name="Source_20_Text">GridSearchCV</text:span> with a practical example using the Iris data set. We will perform a grid search to find the optimal hyperparameters for a support vector classifier (SVC).</text:p>
      <text:p text:style-name="Text_20_body"><text:span text:style-name="Strong_20_Emphasis">Import necessary libraries:</text:span> First, import the essential libraries required for loading the data set, splitting the data, performing GridSearchCV, and evaluating the model.</text:p>
      <text:p text:style-name="P1">123456789<text:span text:style-name="Source_20_Text">import numpy as npimport pandas as pdfrom sklearn.datasets import load_irisfrom sklearn.model_selection import train_test_split, GridSearchCVfrom sklearn.svm import SVCfrom sklearn.metrics import classification_reportimport warnings# Ignore warningswarnings.filterwarnings('ignore')</text:span></text:p>
      <text:p text:style-name="Text_20_body"><text:soft-page-break/><text:span text:style-name="Strong_20_Emphasis">Load the Iris data set:</text:span> The Iris data set is a classic data set in machine learning. Load it using the <text:span text:style-name="Source_20_Text">load_iris</text:span> function from Scikit-Learn.</text:p>
      <text:p text:style-name="P1">123<text:span text:style-name="Source_20_Text">iris = load_iris()X = iris.datay = iris.target</text:span></text:p>
      <text:list xml:id="list3226026183" text:style-name="L8">
        <text:list-item>
          <text:p text:style-name="P11">X: Features of the Iris dataset (sepal length, sepal width, petal length, petal width).</text:p>
        </text:list-item>
        <text:list-item>
          <text:p text:style-name="P10">y: Target labels representing the three species of Iris (setosa, versicolor, virginica).</text:p>
        </text:list-item>
      </text:list>
      <text:p text:style-name="Text_20_body"><text:span text:style-name="Strong_20_Emphasis">Splitting the data into training and test set:</text:span> Divide data set into training and test sets to evaluate how well the model performs on data it has not been trained on.</text:p>
      <text:p text:style-name="P2">1<text:span text:style-name="Source_20_Text">X_train, X_test, y_train, y_test = train_test_split(X, y, test_size=0.2, random_state=42)</text:span></text:p>
      <text:list xml:id="list4215716589" text:style-name="L9">
        <text:list-item>
          <text:p text:style-name="P13">test_size=0.2: 20% of the data is used for testing.</text:p>
        </text:list-item>
        <text:list-item>
          <text:p text:style-name="P12">random_state=42: Ensures reproducibility of the random split.</text:p>
        </text:list-item>
      </text:list>
      <text:p text:style-name="Text_20_body"><text:span text:style-name="Strong_20_Emphasis">Define the parameter grid:</text:span> Specify a grid of hyperparameters for the SVM model to search over. The grid includes different values for <text:span text:style-name="Source_20_Text">C</text:span>, <text:span text:style-name="Source_20_Text">gamma</text:span>, and <text:span text:style-name="Source_20_Text">kernel</text:span>.</text:p>
      <text:p text:style-name="P1">12345<text:span text:style-name="Source_20_Text">param_grid = { <text:s text:c="3"/>'C': [0.1, 1, 10, 100], <text:s text:c="3"/>'gamma': [1, 0.1, 0.01, 0.001], <text:s text:c="3"/>'kernel': ['linear', 'rbf', 'poly']}</text:span></text:p>
      <text:p text:style-name="Text_20_body"><text:span text:style-name="Source_20_Text">C</text:span>: Regularization parameter.<text:line-break/><text:span text:style-name="Source_20_Text">gamma</text:span>: Kernel coefficient.<text:line-break/><text:span text:style-name="Source_20_Text">kernel</text:span>: Specifies the type of kernel to be used in the algorithm.</text:p>
      <text:p text:style-name="Text_20_body"><text:span text:style-name="Strong_20_Emphasis">Initialize the SVC model:</text:span> Create an instance of the support vector classifier (SVC).</text:p>
      <text:p text:style-name="P2">1<text:span text:style-name="Source_20_Text">svc = SVC()</text:span></text:p>
      <text:p text:style-name="Text_20_body"><text:span text:style-name="Strong_20_Emphasis">Initialize GridSearchCV:</text:span> Set up the GridSearchCV with the SVC model, the parameter grid, and the desired configuration.</text:p>
      <text:p text:style-name="P2">1<text:span text:style-name="Source_20_Text">grid_search = GridSearchCV(estimator=svc, param_grid=param_grid, scoring='accuracy', cv=5, n_jobs=-1, verbose=2)</text:span></text:p>
      <text:p text:style-name="Text_20_body"><text:span text:style-name="Source_20_Text">estimator</text:span>: The model to optimize (SVC).<text:line-break/><text:span text:style-name="Source_20_Text">param_grid</text:span>: The grid of hyperparameters.<text:line-break/><text:span text:style-name="Source_20_Text">scoring='accuracy'</text:span>: The metric used to evaluate the model's performance.<text:line-break/><text:span text:style-name="Source_20_Text">cv=5</text:span>: 5-fold cross-validation.<text:line-break/><text:span text:style-name="Source_20_Text">n_jobs=-1</text:span>: Use all available processors.<text:line-break/><text:span text:style-name="Source_20_Text">verbose=2</text:span>: Show detailed output during the search.</text:p>
      <text:p text:style-name="Text_20_body"><text:span text:style-name="Strong_20_Emphasis">Fit GridSearchCV to the training data:</text:span> Perform the grid search on the training data.</text:p>
      <text:p text:style-name="P2">1<text:span text:style-name="Source_20_Text">grid_search.fit(X_train, y_train)</text:span></text:p>
      <text:p text:style-name="Text_20_body"><text:span text:style-name="Strong_20_Emphasis">Check the best parameters and estimator:</text:span> After fitting, print the best parameters and the best estimator found during the grid search.</text:p>
      <text:p text:style-name="P1">12<text:span text:style-name="Source_20_Text">print("Best parameters found: ", grid_search.best_params_)print("Best estimator: ", grid_search.best_estimator_)</text:span></text:p>
      <text:p text:style-name="Text_20_body"><text:soft-page-break/><text:span text:style-name="Strong_20_Emphasis">Make predictions with the best estimator:</text:span> Use the best estimator to make predictions on the test set.</text:p>
      <text:p text:style-name="P2">1<text:span text:style-name="Source_20_Text">y_pred = grid_search.best_estimator_.predict(X_test)</text:span></text:p>
      <text:p text:style-name="Text_20_body"><text:span text:style-name="Strong_20_Emphasis">Evaluate the performance:</text:span> Evaluate the model's performance on the test set using the classification_report function, which provides precision, recall, F1-score, and support for each class.</text:p>
      <text:p text:style-name="P2">1<text:span text:style-name="Source_20_Text">print(classification_report(y_test, y_pred))</text:span></text:p>
      <text:h text:style-name="Heading_20_2" text:outline-level="2">Key Points</text:h>
      <text:list xml:id="list1118030686" text:style-name="L10">
        <text:list-item>
          <text:p text:style-name="P15">GridSearchCV conducts a thorough exploration across a defined parameter grid.</text:p>
        </text:list-item>
        <text:list-item>
          <text:p text:style-name="P15">Parameters include the estimator to optimize, parameter grid, scoring method, number of jobs for parallel execution, cross-validation strategy, and verbosity.</text:p>
        </text:list-item>
        <text:list-item>
          <text:p text:style-name="P15">Practical example demonstrated using GridSearchCV to find the optimal parameters for an SVC model on the Iris data set.</text:p>
        </text:list-item>
        <text:list-item>
          <text:p text:style-name="P14">GridSearchCV helps in selecting the best model by evaluating multiple combinations of hyperparameters.</text:p>
        </text:list-item>
      </text:list>
      <text:h text:style-name="Heading_20_2" text:outline-level="2">Summary</text:h>
      <text:p text:style-name="Text_20_body">In this reading, you learned about GridSearchCV, a powerful tool for hyperparameter tuning in Scikit-Learn. You explored its parameters and saw a practical example using the Iris data set. By leveraging GridSearchCV, you can systematically and efficiently find the best hyperparameters for your machine learning models, leading to improved performance.</text:p>
      <text:h text:style-name="Heading_20_2" text:outline-level="2">Author(s)</text:h>
      <text:p text:style-name="Text_20_body"><text:a xlink:type="simple" xlink:href="https://www.linkedin.com/in/pratiksha-verma-6487561b1/" office:target-frame-name="_blank" xlink:show="new" text:style-name="Internet_20_link" text:visited-style-name="Visited_20_Internet_20_Link">Pratiksha Verma</text:a> </text:p>
      <text:h text:style-name="Heading_20_2" text:outline-level="2">Other Contributors</text:h>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30T10:46:41.241455445</meta:creation-date>
    <dc:date>2024-09-30T10:47:17.745136299</dc:date>
    <meta:editing-duration>PT39S</meta:editing-duration>
    <meta:editing-cycles>1</meta:editing-cycles>
    <meta:document-statistic meta:table-count="0" meta:image-count="0" meta:object-count="0" meta:page-count="5" meta:paragraph-count="81" meta:word-count="1446" meta:character-count="10395" meta:non-whitespace-character-count="8900"/>
    <meta:generator>LibreOffice/7.3.7.2$Linux_X86_64 LibreOffice_project/30$Build-2</meta:generator>
  </office:meta>
</office:document-meta>
</file>